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>
        <style:tab-stops/>
      </style:paragraph-properties>
    </style:style>
    <style:style style:name="P3" style:family="paragraph" style:parent-style-name="Header">
      <style:paragraph-properties fo:line-height="0.635cm">
        <style:tab-stops/>
      </style:paragraph-properties>
    </style:style>
    <style:style style:name="P4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5" style:family="paragraph" style:parent-style-name="Header">
      <style:paragraph-properties fo:line-height="0.459cm">
        <style:tab-stops/>
      </style:paragraph-properties>
      <style:text-properties fo:language="zxx" fo:country="none" style:language-asian="zxx" style:country-asian="none" style:font-weight-complex="bold"/>
    </style:style>
    <style:style style:name="P6" style:family="paragraph" style:parent-style-name="Footer">
      <style:paragraph-properties>
        <style:tab-stops/>
      </style:paragraph-properties>
    </style:style>
    <style:style style:name="P7" style:family="paragraph" style:parent-style-name="Prénom_20_NOM">
      <style:paragraph-properties fo:margin-left="6.253cm" fo:margin-right="0cm" fo:text-indent="1.501cm" style:auto-text-indent="false"/>
      <style:text-properties style:font-name-complex="Arial" style:font-size-complex="11pt"/>
    </style:style>
    <style:style style:name="P8" style:family="paragraph" style:parent-style-name="Prénom_20_NOM">
      <style:paragraph-properties fo:margin-left="6.253cm" fo:margin-right="0cm" fo:text-indent="1.501cm" style:auto-text-indent="false"/>
      <style:text-properties fo:font-weight="normal" style:font-weight-asian="normal" style:font-name-complex="Arial" style:font-size-complex="11pt"/>
    </style:style>
    <style:style style:name="P9" style:family="paragraph" style:parent-style-name="Texte_20_de_20_saisie">
      <style:paragraph-properties fo:margin-left="-0.25cm" fo:margin-right="0cm" fo:text-indent="0cm" style:auto-text-indent="false"/>
      <style:text-properties style:font-name-complex="Arial" style:font-size-complex="11pt"/>
    </style:style>
    <style:style style:name="P10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-complex="Arial" style:font-size-complex="11pt"/>
    </style:style>
    <style:style style:name="P11" style:family="paragraph" style:parent-style-name="Standard">
      <style:paragraph-properties fo:line-height="0.388cm" style:snap-to-layout-grid="false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fo:line-height="0.3cm" style:snap-to-layout-grid="false"/>
    </style:style>
    <style:style style:name="P14" style:family="paragraph" style:parent-style-name="Standard">
      <style:paragraph-properties fo:line-height="0.459cm"/>
    </style:style>
    <style:style style:name="P15" style:family="paragraph" style:parent-style-name="Standard">
      <style:paragraph-properties fo:line-height="0.459cm" style:snap-to-layout-grid="false"/>
    </style:style>
    <style:style style:name="P16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17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18" style:family="paragraph" style:parent-style-name="Standard">
      <style:paragraph-properties fo:line-height="0.459cm" style:snap-to-layout-grid="false"/>
      <style:text-properties fo:language="zxx" fo:country="none" fo:font-weight="bold" style:language-asian="zxx" style:country-asian="none" style:font-weight-asian="bold"/>
    </style:style>
    <style:style style:name="P19" style:family="paragraph" style:parent-style-name="Standard">
      <style:paragraph-properties fo:line-height="0.459cm"/>
      <style:text-properties fo:language="zxx" fo:country="none" style:language-asian="zxx" style:country-asian="none"/>
    </style:style>
    <style:style style:name="P20" style:family="paragraph" style:parent-style-name="Texte_20_de_20_bulles">
      <style:paragraph-properties fo:line-height="0.388cm" style:snap-to-layout-grid="false"/>
      <style:text-properties style:font-name="Arial" style:font-name-complex="Times New Roman" style:font-size-complex="10pt"/>
    </style:style>
    <style:style style:name="P21" style:family="paragraph" style:parent-style-name="Prénom_20_NOM">
      <style:paragraph-properties fo:margin-left="6.253cm" fo:margin-right="0cm" fo:text-indent="1.501cm" style:auto-text-indent="false"/>
      <style:text-properties fo:font-weight="normal" style:font-weight-asian="normal" style:font-name-complex="Arial" style:font-size-complex="11pt"/>
    </style:style>
    <style:style style:name="P22" style:family="paragraph" style:parent-style-name="Texte_20_de_20_saisie">
      <style:paragraph-properties fo:text-align="start" style:justify-single-word="false"/>
    </style:style>
    <style:style style:name="P23" style:family="paragraph" style:parent-style-name="Standard">
      <style:paragraph-properties fo:margin-top="0cm" fo:margin-bottom="0.071cm" fo:line-height="0.564cm" style:snap-to-layout-grid="false"/>
      <style:text-properties fo:color="#c0c0c0" fo:font-size="8pt" style:font-size-asian="8pt"/>
    </style:style>
    <style:style style:name="T1" style:family="text">
      <style:text-properties fo:font-size="8pt" style:font-size-asian="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apre_qual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</text:user-field-decls>
      <text:section text:style-name="Sect1" text:name="refusreferent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3"/>
            </table:table-cell>
            <table:covered-table-cell/>
            <table:covered-table-cell/>
            <table:table-cell table:style-name="Tableau1.A1" table:number-columns-spanned="2" office:value-type="string">
              <text:p text:style-name="P12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12"/>
            </table:table-cell>
            <table:table-cell table:style-name="Tableau1.A1" table:number-rows-spanned="5" office:value-type="string">
              <text:p text:style-name="P18"><text:s/><text:user-field-get text:name="personne_qual"/> <text:s/><text:user-field-get text:name="personne_nom"/> <text:s/><text:user-field-get text:name="personne_prenom"/></text:p>
              <text:p text:style-name="P5"><text:s/><text:user-field-get text:name="prestation_natprest"/></text:p>
              <text:p text:style-name="P19"><text:user-field-get text:name="adresse_numvoie"/> <text:s/><text:user-field-get text:name="adresse_typevoie"/> <text:s/><text:user-field-get text:name="adresse_nomvoie"/> <text:s/><text:user-field-get text:name="adresse_complideadr"/></text:p>
              <text:p text:style-name="P14"><text:user-field-get text:name="adresse_codepos"/> <text:s/><text:user-field-get text:name="adresse_locaadr"/></text:p>
            </table:table-cell>
          </table:table-row>
          <table:table-row table:style-name="Tableau1.4">
            <table:table-cell table:style-name="Tableau1.A1" office:value-type="string">
              <text:p text:style-name="P16">Réf. : </text:p>
            </table:table-cell>
            <table:table-cell table:style-name="Tableau1.A1" table:number-columns-spanned="2" office:value-type="string">
              <text:p text:style-name="P20"/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16">Affaire suivie par : </text:p>
            </table:table-cell>
            <table:covered-table-cell/>
            <table:table-cell table:style-name="Tableau1.A1" office:value-type="string">
              <text:p text:style-name="P11"><text:span text:style-name="T1"><text:s/></text:span><text:span text:style-name="T1"><text:user-field-get text:name="referentapre_qual"/></text:span><text:span text:style-name="T1"> <text:s/></text:span><text:span text:style-name="T1"><text:user-field-get text:name="referentapre_nom"/></text:span><text:span text:style-name="T1"> <text:s/></text:span><text:span text:style-name="T1"><text:user-field-get text:name="referentapre_prenom"/>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16">Tél. : </text:p>
            </table:table-cell>
            <table:table-cell table:style-name="Tableau1.A1" table:number-columns-spanned="2" office:value-type="string">
              <text:p text:style-name="P17"><text:s/><text:user-field-get text:name="referentapre_numtel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17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5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12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  <text:p text:style-name="Standard"/>
        <text:p text:style-name="Standard"/>
        <text:p text:style-name="Standard"><text:s/><text:user-field-get text:name="referentapre_qual"/> ,</text:p>
        <text:p text:style-name="Standard"/>
        <text:p text:style-name="P22">Je vous prie de trouver ci-joint, une copie du courrier adressé à <text:s text:c="2"/><text:user-field-get text:name="personne_qual"/> <text:s/><text:user-field-get text:name="personne_nom"/> <text:s/><text:user-field-get text:name="personne_prenom"/> ,</text:p>
        <text:p text:style-name="Texte_20_de_20_saisie">concernant sa demande d’Aide Personnalisée au Retour à l’Emploi.</text:p>
        <text:p text:style-name="Texte_20_de_20_saisie"/>
        <text:p text:style-name="Texte_20_de_20_saisie">Je vous remercie de votre collaboration et reste à votre disposition pour tout échange à ce sujet.</text:p>
        <text:p text:style-name="Texte_20_de_20_saisie"/>
        <text:p text:style-name="Texte_20_de_20_saisie">Je vous prie de croire, Madame, Monsieur, à l'assurance de mes salutations distinguées.</text:p>
        <text:p text:style-name="P10"/>
        <text:p text:style-name="P9"/>
        <text:p text:style-name="P9"/>
        <text:p text:style-name="P9"/>
        <text:p text:style-name="P9"/>
        <text:p text:style-name="P7">Laëtitia Hélouet </text:p>
        <text:p text:style-name="P8">Chef du Service </text:p>
        <text:p text:style-name="P8">de l’Insertion et de la Solidarité</text:p>
        <text:p text:style-name="Texte_20_de_20_saisie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Header">
      <style:paragraph-properties fo:line-height="0.635cm">
        <style:tab-stops/>
      </style:paragraph-properties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8T11:50:02</meta:creation-date>
    <dc:date>2009-12-09T14:40:38</dc:date>
    <meta:editing-duration>PT00H12M42S</meta:editing-duration>
    <meta:editing-cycles>6</meta:editing-cycles>
    <meta:generator>OpenOffice.org/3.0$Linux OpenOffice.org_project/300m15$Build-9379</meta:generator>
    <meta:document-statistic meta:table-count="1" meta:image-count="0" meta:object-count="0" meta:page-count="1" meta:paragraph-count="18" meta:word-count="74" meta:character-count="479"/>
  </office:meta>
</office:document-meta>
</file>